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officeooo:rsid="001e31bc" officeooo:paragraph-rsid="001e31bc"/>
    </style:style>
    <style:style style:name="P3" style:family="paragraph" style:parent-style-name="Text_20_body">
      <style:text-properties style:font-name="Times New Roman"/>
    </style:style>
    <style:style style:name="P4" style:family="paragraph" style:parent-style-name="Heading_20_1">
      <style:text-properties fo:font-style="italic" style:font-style-asian="italic" style:font-style-complex="italic"/>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text-properties officeooo:paragraph-rsid="0020d43d"/>
    </style:style>
    <style:style style:name="P8" style:family="paragraph" style:parent-style-name="Text_20_body">
      <style:text-properties officeooo:rsid="00070339" officeooo:paragraph-rsid="0020d43d"/>
    </style:style>
    <style:style style:name="P9" style:family="paragraph" style:parent-style-name="Text_20_body">
      <style:text-properties officeooo:rsid="0020d43d" officeooo:paragraph-rsid="0020d43d"/>
    </style:style>
    <style:style style:name="P10" style:family="paragraph" style:parent-style-name="Text_20_body" style:list-style-name="L3">
      <style:text-properties officeooo:rsid="0020d43d" officeooo:paragraph-rsid="0020d43d"/>
    </style:style>
    <style:style style:name="P11" style:family="paragraph" style:parent-style-name="Text_20_body" style:list-style-name="L3">
      <style:text-properties officeooo:paragraph-rsid="0020d43d"/>
    </style:style>
    <style:style style:name="P12" style:family="paragraph" style:parent-style-name="Heading_20_2">
      <style:text-properties officeooo:paragraph-rsid="0020d43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officeooo:rsid="001c567b"/>
    </style:style>
    <style:style style:name="T5" style:family="text">
      <style:text-properties officeooo:rsid="001e31bc"/>
    </style:style>
    <style:style style:name="T6" style:family="text">
      <style:text-properties officeooo:rsid="001ee9d4"/>
    </style:style>
    <style:style style:name="T7" style:family="text">
      <style:text-properties officeooo:rsid="0020d43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pan text:style-name="T4">10 . </text:span>Génération d'un rapport par une application Java</text:h>
      <text:p text:style-name="Text_20_body"/>
      <text:p text:style-name="P9">Pour ce TP nécessitant le développement de code Java, il est conseillé de s’équiper d’un Eclipse orienté développement Java dans lequel on aura ajouté les plugins JasperReport.</text:p>
      <text:h text:style-name="P12" text:outline-level="2"><text:span text:style-name="T4">10.1 Mise en place projet Maven (Optionnel)</text:span></text:h>
      <text:p text:style-name="P8">L’objectif est de construire un jar exécutable qui puisse générer le rapport sur les paramètres.</text:p>
      <text:p text:style-name="P8"/>
      <text:p text:style-name="P9">Écrire un pom.xml :</text:p>
      <text:list xml:id="list2444259786" text:style-name="L3">
        <text:list-item>
          <text:p text:style-name="P11"><text:span text:style-name="T7">qui définit les dépendances suivantes :</text:span></text:p>
          <text:list>
            <text:list-item>
              <text:p text:style-name="P10">jasperreport</text:p>
            </text:list-item>
            <text:list-item>
              <text:p text:style-name="P10">langage groovy</text:p>
            </text:list-item>
            <text:list-item>
              <text:p text:style-name="P10">base de données hsqldb </text:p>
            </text:list-item>
          </text:list>
        </text:list-item>
        <text:list-item>
          <text:p text:style-name="P10">Automatise la génération de rapports trouvés dans le répertoire <text:span text:style-name="T2">src/main/resources</text:span></text:p>
        </text:list-item>
      </text:list>
      <text:p text:style-name="P7"/>
      <text:h text:style-name="Heading_20_2" text:outline-level="2"><text:span text:style-name="T4">10.2 </text:span>Programme Java <text:span text:style-name="T4">de génération de rapport</text:span></text:h>
      <text:p text:style-name="Text_20_body">Dans ce TP, nous allons mettre au point un programme Java permettant d'effectuer l'ensemble des phases de génération d'un rapport. Nous utilisons le rapport effectué au TP5 sur les paramètres et la localisation.</text:p>
      <text:p text:style-name="Text_20_body">Le programme Java peut prendre <text:span text:style-name="T5">plusieurs</text:span> paramètres : </text:p>
      <text:list xml:id="list3427359044" text:style-name="L1">
        <text:list-item>
          <text:p text:style-name="P5">Le pays qui sert à filtrer les données. </text:p>
        </text:list-item>
      </text:list>
      <text:list xml:id="list1957423898" text:style-name="L2">
        <text:list-item>
          <text:p text:style-name="P6">Un paramètre permettant d'indiquer la langue de génération du rapport</text:p>
        </text:list-item>
      </text:list>
      <text:p text:style-name="Text_20_body"/>
      <text:p text:style-name="P2">Une squelette de code est fournie</text:p>
      <text:h text:style-name="Heading_20_2" text:outline-level="2"><text:span text:style-name="T5">10.3 </text:span>Scriptlet</text:h>
      <text:p text:style-name="P1">Mise à disposition de méthode</text:p>
      <text:p text:style-name="Text_20_body">Nous voulons ajouter dans la partie résumé du rapport de TP5, le temps pris par la génération du rapport.</text:p>
      <text:p text:style-name="Text_20_body">Pour cela nous mettons une classe de type <text:span text:style-name="T1">JRDefaultScriptlet</text:span> implémentant les méthodes <text:span text:style-name="T1">beforeReportInit()</text:span> et <text:span text:style-name="T1">long getReportTime()</text:span></text:p>
      <text:p text:style-name="Text_20_body">Une fois mise au point, un fichier jar est généré et le jar est placé dans le classpath de<text:span text:style-name="T6">u projet jasperSoft</text:span>.</text:p>
      <text:p text:style-name="Text_20_body">Pour l'utiliser, il suffit ensuite de référencer le nom complet de la classe dans l'attribut scriptlet du rapport <text:span text:style-name="T6">ou dans les propriétés scriptlets</text:span>. </text:p>
      <text:p text:style-name="Text_20_body">Si le référencement est correct la méthode <text:span text:style-name="T1">getReportTime()</text:span> est disponible dans la fenêtre d'expression.</text:p>
      <text:p text:style-name="Text_20_body"/>
      <text:p text:style-name="P1">Manipulation de variables</text:p>
      <text:p text:style-name="Text_20_body"><text:soft-page-break/>Nous voulons également manipuler la variable firstLetter (indiquant la première lettre de la page courante) afin d'ajouter sur la page courante la première lettre de la page <text:span text:style-name="T3">précédente</text:span>.</text:p>
      <text:p text:style-name="Text_20_body">Définir une nouvelle variable dans le rapport JasperReport et l'affecter via le scriptlet.</text:p>
      <text:p text:style-name="Text_20_body"/>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David THIBAU</meta:initial-creator>
    <meta:creation-date>2006-09-24T22:34:28</meta:creation-date>
    <dc:date>2021-04-24T11:39:25.255141313</dc:date>
    <dc:language>fr-FR</dc:language>
    <meta:editing-cycles>46</meta:editing-cycles>
    <meta:editing-duration>PT11H41M30S</meta:editing-duration>
    <meta:document-statistic meta:table-count="0" meta:image-count="0" meta:object-count="0" meta:page-count="2" meta:paragraph-count="26" meta:word-count="308" meta:character-count="1954" meta:non-whitespace-character-count="1675"/>
    <meta:user-defined meta:name="Info 1"/>
    <meta:user-defined meta:name="Info 2"/>
    <meta:user-defined meta:name="Info 3"/>
    <meta:user-defined meta:name="Info 4"/>
  </office:meta>
</office:document-meta>
</file>